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15cbf21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6b0e5"/>
    </style:style>
    <style:style style:name="T10" style:family="text">
      <style:text-properties officeooo:rsid="0156d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<text:span text:style-name="T10">10</text:span>th of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3M21S</meta:editing-duration>
    <meta:editing-cycles>903</meta:editing-cycles>
    <meta:generator>LibreOffice/24.2.2.2$Windows_X86_64 LibreOffice_project/d56cc158d8a96260b836f100ef4b4ef25d6f1a01</meta:generator>
    <dc:date>2024-08-10T19:20:44.117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6" meta:character-count="822" meta:non-whitespace-character-count="810"/>
  </office:meta>
</office:document-meta>
</file>